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332cm"/>
    </style:style>
    <style:style style:name="Tabela1.B" style:family="table-column">
      <style:table-column-properties style:column-width="4.632cm"/>
    </style:style>
    <style:style style:name="Tabela1.C" style:family="table-column">
      <style:table-column-properties style:column-width="10.037cm"/>
    </style:style>
    <style:style style:name="Tabela1.A1" style:family="table-cell">
      <style:table-cell-properties style:vertical-align="middle" fo:padding="0.176cm" fo:border="1pt solid #000000"/>
    </style:style>
    <style:style style:name="Tabela1.A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normal" officeooo:rsid="000a5dfa" officeooo:paragraph-rsid="000a5dfa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weight="normal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officeooo:rsid="000a5dfa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Rubik" fo:font-size="12pt" fo:font-style="normal" style:text-underline-style="none" fo:font-weight="bold" officeooo:rsid="000a5dfa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weight="normal"/>
    </style:style>
    <style:style style:name="T7" style:family="text">
      <style:text-properties officeooo:rsid="000a5df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27481b1a-7fff-09b1-d8ea-590dfb8f074a"/>Disciplina: <text:span text:style-name="T7">Projetos Integradores</text:span></text:p>
      <text:p text:style-name="P7"><text:span text:style-name="T3">Nome do projeto: </text:span><text:span text:style-name="T2">Lossless Memory</text:span></text:p>
      <text:p text:style-name="P7"><text:span text:style-name="T4">Aluno</text:span><text:span text:style-name="T3">:</text:span><text:span text:style-name="T5"> </text:span><text:span text:style-name="T1">Bhryan Stepenhen da Cruz</text:span></text:p>
      <text:p text:style-name="P7"><text:span text:style-name="T3">Turma: </text:span><text:span text:style-name="T1">3º ano de informática G</text:span></text:p>
      <text:p text:style-name="Text_20_body"/>
      <text:list xml:id="list1402881240" text:style-name="L1">
        <text:list-item>
          <text:p text:style-name="P6">Introdução e explicação do objetivo do projeto</text:p>
        </text:list-item>
      </text:list>
      <text:p text:style-name="P4">O projeto “<text:span text:style-name="T7">Lossless</text:span>” consiste na criação de uma <text:span text:style-name="T7">plataforma</text:span> “web” cujo intuito é o de <text:span text:style-name="T7">ajudar na produtividade das pessoas, principalmente pessoas com TDAH.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527856351600">
          <table:table-cell table:style-name="Tabela1.A1" office:value-type="string">
            <text:p text:style-name="P1">N.º Requisito</text:p>
          </table:table-cell>
          <table:table-cell table:style-name="Tabela1.A1" office:value-type="string">
            <text:p text:style-name="P1">Descrição do requisito</text:p>
          </table:table-cell>
          <table:table-cell table:style-name="Tabela1.A1" office:value-type="string">
            <text:p text:style-name="P1">Detalhamento do requisito</text:p>
          </table:table-cell>
        </table:table-row>
        <table:table-row table:style-name="TableLine2527856351600">
          <table:table-cell table:style-name="Tabela1.A1" office:value-type="string">
            <text:p text:style-name="P2">RF01</text:p>
          </table:table-cell>
          <table:table-cell table:style-name="Tabela1.A1" office:value-type="string">
            <text:p text:style-name="P2">Acessar o sistema.</text:p>
          </table:table-cell>
          <table:table-cell table:style-name="Tabela1.A1" office:value-type="string">
            <text:p text:style-name="P2">O usuário deverá se cadastrar e fazer o “login” no sistema.</text:p>
          </table:table-cell>
        </table:table-row>
        <table:table-row table:style-name="TableLine2527856351600">
          <table:table-cell table:style-name="Tabela1.A1" office:value-type="string">
            <text:p text:style-name="P2">RF02</text:p>
          </table:table-cell>
          <table:table-cell table:style-name="Tabela1.A1" office:value-type="string">
            <text:p text:style-name="P2">Gerenciar <text:span text:style-name="T7">desafios</text:span></text:p>
          </table:table-cell>
          <table:table-cell table:style-name="Tabela1.A1" office:value-type="string">
            <text:p text:style-name="P2">Será necessário adicionar, <text:span text:style-name="T7">alterar ou alterar</text:span> <text:s/><text:span text:style-name="T7">desafios.</text:span></text:p>
          </table:table-cell>
        </table:table-row>
        <table:table-row table:style-name="TableLine2527856351600">
          <table:table-cell table:style-name="Tabela1.A4" office:value-type="string">
            <text:p text:style-name="P3">RF03</text:p>
          </table:table-cell>
          <table:table-cell table:style-name="Tabela1.A4" office:value-type="string">
            <text:p text:style-name="P3">Iniciar um ciclo</text:p>
          </table:table-cell>
          <table:table-cell table:style-name="Tabela1.A4" office:value-type="string">
            <text:p text:style-name="P3">O usuário poderá iniciar um ciclo de 25 minutos.</text:p>
          </table:table-cell>
        </table:table-row>
        <table:table-row table:style-name="TableLine2527856351600">
          <table:table-cell table:style-name="Tabela1.A4" office:value-type="string">
            <text:p text:style-name="P3">RF04</text:p>
          </table:table-cell>
          <table:table-cell table:style-name="Tabela1.A4" office:value-type="string">
            <text:p text:style-name="P3">Fazer um desafio</text:p>
          </table:table-cell>
          <table:table-cell table:style-name="Tabela1.A4" office:value-type="string">
            <text:p text:style-name="P3">Com o fim do ciclo, durante 5 minutos o usuário poderá fazer um exercício de alongamento.</text:p>
          </table:table-cell>
        </table:table-row>
        <table:table-row table:style-name="TableLine2527856351600">
          <table:table-cell table:style-name="Tabela1.A4" office:value-type="string">
            <text:p text:style-name="P3">RF05</text:p>
          </table:table-cell>
          <table:table-cell table:style-name="Tabela1.A4" office:value-type="string">
            <text:p text:style-name="P3">Gamificação</text:p>
          </table:table-cell>
          <table:table-cell table:style-name="Tabela1.A4" office:value-type="string">
            <text:p text:style-name="P3">Cada desafio concluído será adicionado XP(experience) ao usuário.</text:p>
          </table:table-cell>
        </table:table-row>
        <table:table-row table:style-name="TableLine2527856351600">
          <table:table-cell table:style-name="Tabela1.A4" office:value-type="string">
            <text:p text:style-name="P3">RF06</text:p>
          </table:table-cell>
          <table:table-cell table:style-name="Tabela1.A4" office:value-type="string">
            <text:p text:style-name="P3">Subir de nível</text:p>
          </table:table-cell>
          <table:table-cell table:style-name="Tabela1.A4" office:value-type="string">
            <text:p text:style-name="P3">Com uma certa quantidade de XP o usuário poderá subir de nível</text:p>
          </table:table-cell>
        </table:table-row>
        <table:table-row table:style-name="TableLine2527856351600">
          <table:table-cell table:style-name="Tabela1.A4" office:value-type="string">
            <text:p text:style-name="P3">RF07</text:p>
          </table:table-cell>
          <table:table-cell table:style-name="Tabela1.A4" office:value-type="string">
            <text:p text:style-name="P3">Consultar rank</text:p>
          </table:table-cell>
          <table:table-cell table:style-name="Tabela1.A4" office:value-type="string">
            <text:p text:style-name="P3">Será exibido uma tabela com o Rank de todos os usuários do sistema.</text:p>
          </table:table-cell>
        </table:table-row>
      </table:table>
      <text:p text:style-name="Text_20_body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9:57:54.661000000</meta:creation-date>
    <dc:date>2022-06-30T20:09:04.574000000</dc:date>
    <meta:editing-duration>PT11M9S</meta:editing-duration>
    <meta:editing-cycles>2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0" meta:word-count="159" meta:character-count="969" meta:non-whitespace-character-count="840"/>
  </office:meta>
</office:document-meta>
</file>